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</table:table-row>
        <table:table-row table:style-name="ro2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</table:table-row>
        <table:table-row table:style-name="ro2">
          <table:table-cell/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3" office:value-type="float" office:value="-1">
            <text:p>-1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float" office:value="-2">
            <text:p>-2</text:p>
          </table:table-cell>
          <table:table-cell table:style-name="ce3" office:value-type="float" office:value="6">
            <text:p>6</text:p>
          </table:table-cell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4" office:value-type="float" office:value="-2">
            <text:p>-2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float" office:value="-1">
            <text:p>-1</text:p>
          </table:table-cell>
          <table:table-cell table:style-name="ce4" office:value-type="float" office:value="10">
            <text:p>10</text:p>
          </table:table-cell>
        </table:table-row>
        <table:table-row table:style-name="ro1">
          <table:table-cell/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110">
            <text:p>110</text:p>
          </table:table-cell>
        </table:table-row>
        <calcext:conditional-formats>
          <calcext:conditional-format calcext:target-range-address="Sheet1.B2:Sheet1.C4">
            <calcext:color-scale>
              <calcext:color-scale-entry calcext:value="0" calcext:type="minimum" calcext:color="#ff0000"/>
              <calcext:color-scale-entry calcext:value="0" calcext:type="maximum" calcext:color="#0000ff"/>
            </calcext:color-scale>
          </calcext:conditional-format>
          <calcext:conditional-format calcext:target-range-address="Sheet1.B6:Sheet1.C8">
            <calcext:color-scale>
              <calcext:color-scale-entry calcext:value="10" calcext:type="percentile" calcext:color="#ffff00"/>
              <calcext:color-scale-entry calcext:value="90" calcext:type="percent" calcext:color="#00ffff"/>
            </calcext:color-scale>
          </calcext:conditional-format>
          <calcext:conditional-format calcext:target-range-address="Sheet1.B15:Sheet1.C18">
            <calcext:color-scale>
              <calcext:color-scale-entry calcext:value="0" calcext:type="minimum" calcext:color="#ff0000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1.B10:Sheet1.C13">
            <calcext:color-scale>
              <calcext:color-scale-entry calcext:value="-4" calcext:type="number" calcext:color="#ff0000"/>
              <calcext:color-scale-entry calcext:value="=10" calcext:type="formula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00/00/0000</text:date>, <text:time style:data-style-name="N2" text:time-value="0000-00-00T00:38:3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2-08-12T15:31:11</meta:creation-date>
    <dc:date>2012-08-13T00:38:53</dc:date>
    <dc:creator>Markus Mohrhard</dc:creator>
    <meta:editing-duration>P0D</meta:editing-duration>
    <meta:editing-cycles>3</meta:editing-cycles>
    <meta:generator>LibreOffice/3.7$Linux_X86_64 LibreOffice_project/2a26650-6845e52-f269e4</meta:generator>
    <meta:document-statistic meta:table-count="1" meta:cell-count="28" meta:object-count="0"/>
  </office:meta>
</office:document-meta>
</file>